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08_07-46-54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08_02-50-12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2-07_16-25-24_000.jpg</text:p>
          </table:table-cell>
          <table:table-cell table:style-name="ce26" office:value-type="string">
            <text:p>:m #*# RES / free / res-id=BL9E / theme=シリア：西側 / genre=jili:strany：シリア,content=~,w=~ / session-number=~ / doc=~,other=ske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RES / free / res-id=BL9E / theme=シリア：西側 / genre=jili:strany：シリア,content=~,w=~ / session-number=~ / doc=~,other=ske+">
            <text:p>:m #*# RES / free / res-id=BL9E / theme=シリア：西側 / genre=jili:strany：シリア,content=~,w=~ / session-number=~ / doc=~,other=ske+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7" office:value-type="string">
            <text:p>2023-02-07_14-16-0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2-07_21-12-5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2-08_01-16-10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7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8" office:value-type="string">
            <text:p>2023-02-08_01-16-16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08_01-16-20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08_01-16-25_000.jpg</text:p>
          </table:table-cell>
          <table:table-cell table:style-name="ce31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,occasion=経過観察,id=2023-02-02_01-44-01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 office:value-type="string">
            <text:p>2023-02-08_01-17-00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">
            <text:p>:PHOTO 記録 / 経過記録；作ったもの / food=焼酎漬け / material=レモン：４（単位：スプーン）；ニンニク：５；生姜：５；ディル：３,liquor=麦焼酎：??ml,time=~,container=silver-cap-small / type=~,other=作り置きする：混合。追加：ディル：攪拌した、スプーンで,occasion=経過観察,id=2023-02-02_01-44-01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5">
            <text:p>15</text:p>
          </table:table-cell>
          <table:table-cell table:style-name="ce17" office:value-type="string">
            <text:p>2023-02-08_07-50-4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2-07_13-13-44_000.jpg</text:p>
          </table:table-cell>
          <table:table-cell table:style-name="ce26" office:value-type="string">
            <text:p>:m #*# / memo:simple / m-id=J0PE / theme=ムハンマド：命日 / genre=歴史：イスラム,content=~,w=~ / session-number=~ / doc=~,other=ヒジュラ暦、西暦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2-07_16-24-55_000.jpg</text:p>
          </table:table-cell>
          <table:table-cell table:style-name="ce26" office:value-type="string">
            <text:p>:m #*# / memo:other(m:other) / topic=習字, about=,other=,id=~,content=眼;球;運;動;端;調;節;非;難;亜;種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#*# / memo:other(m:other) / topic=習字, about=,other=,id=~,content=眼;球;運;動;端;調;節;非;難;亜;種;">
            <text:p>:m #*# / memo:other(m:other) / topic=習字, about=,other=,id=~,content=眼;球;運;動;端;調;節;非;難;亜;種;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07_16-25-13_000.jpg</text:p>
          </table:table-cell>
          <table:table-cell table:style-name="ce26" office:value-type="string">
            <text:p>:m #*# RES / free / res-id=VBFG / theme=~ / genre=jili:strany：西アフリカ,content=~,w=~ / session-number=~ / doc=~,other=ske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5]=&quot;&quot;;[.C17];CONCATENATE([.C17];&quot; / &quot;;[.E15]))" office:value-type="string" office:string-value=":m #*# RES / JVEMV6 64#234_nihon_history_shoowa / 『日本の歴史　２３　帝国の昭和』 著者=有馬学,校注=~ / p.78 / w=段祺瑞；汪兆銘；蒋介石,topic=~,publisher=~,other=">
            <text:p>:m #*# RES / JVEMV6 64#234_nihon_history_shoowa / 『日本の歴史　２３　帝国の昭和』 著者=有馬学,校注=~ / p.78 / w=段祺瑞；汪兆銘；蒋介石,topic=~,publisher=~,other=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07_17-11-12_000.jpg</text:p>
          </table:table-cell>
          <table:table-cell table:style-name="ce26" office:value-type="string">
            <text:p>:m #*# RES / JVEMV6 64#234_nihon_history_shoowa / 『日本の歴史　２３　帝国の昭和』 著者=有馬学,校注=~ / p.76 / w=５・３０事件；上海工部局；段祺瑞；郭松齢,topic=~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#*# RES / JVEMV6 64#234_nihon_history_shoowa / 『日本の歴史　２３　帝国の昭和』 著者=有馬学,校注=~ / p.76 / w=５・３０事件；上海工部局；段祺瑞；郭松齢,topic=~,publisher=~,other=~">
            <text:p>:m #*# RES / JVEMV6 64#234_nihon_history_shoowa / 『日本の歴史　２３　帝国の昭和』 著者=有馬学,校注=~ / p.76 / w=５・３０事件；上海工部局；段祺瑞；郭松齢,topic=~,publisher=~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08_12-17-15_000.jpg</text:p>
          </table:table-cell>
          <table:table-cell table:style-name="ce26" office:value-type="string">
            <text:p>:m #*# RES / JVEMV6 64#234_nihon_history_shoowa / 『日本の歴史　２３　帝国の昭和』 著者=有馬学,校注=~ / p.78 / w=段祺瑞；汪兆銘；蒋介石,topic=~,publisher=~,other=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JVEMV6 64#234_nihon_history_shoowa / 『日本の歴史　２３　帝国の昭和』 著者=有馬学,校注=~ / p.78 / w=段祺瑞；汪兆銘；蒋介石,topic=~,publisher=~,other=">
            <text:p>:m #*# RES / JVEMV6 64#234_nihon_history_shoowa / 『日本の歴史　２３　帝国の昭和』 著者=有馬学,校注=~ / p.78 / w=段祺瑞；汪兆銘；蒋介石,topic=~,publisher=~,other=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2023/02/08</text:date>, <text:time>12:42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8T12:42:19.08</dc:date>
    <dc:creator>iwabuchi ken</dc:creator>
    <meta:editing-duration>P53DT18H4M52S</meta:editing-duration>
    <meta:editing-cycles>17309</meta:editing-cycles>
    <meta:document-statistic meta:table-count="2" meta:cell-count="925" meta:object-count="0"/>
    <meta:user-defined meta:name="qrichtext">1</meta:user-defined>
  </office:meta>
</office:document-meta>
</file>